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4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4.216cm"/>
    </style:style>
    <style:style style:name="co12" style:family="table-column">
      <style:table-column-properties fo:break-before="auto" style:column-width="3.925cm"/>
    </style:style>
    <style:style style:name="co13" style:family="table-column">
      <style:table-column-properties fo:break-before="auto" style:column-width="4.262cm"/>
    </style:style>
    <style:style style:name="co14" style:family="table-column">
      <style:table-column-properties fo:break-before="auto" style:column-width="4.60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 style:data-style-name="N116"/>
    <style:style style:name="ce3" style:family="table-cell" style:parent-style-name="Default" style:data-style-name="N115"/>
    <style:style style:name="ce4" style:family="table-cell" style:parent-style-name="Default" style:data-style-name="N60"/>
    <style:style style:name="ce5" style:family="table-cell" style:parent-style-name="Default" style:data-style-name="N10099"/>
    <style:style style:name="ce6" style:family="table-cell" style:parent-style-name="Default" style:data-style-name="N1"/>
    <style:style style:name="ce7" style:family="table-cell" style:parent-style-name="Default" style:data-style-name="N117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lateViscomete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6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6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165.68561834884" calcext:value-type="float">
            <text:p>1165.685618348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1408" calcext:value-type="float">
            <text:p>0.01408</text:p>
          </table:table-cell>
          <table:table-cell table:style-name="ce6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2331.37123669768" calcext:value-type="float">
            <text:p>2331.3712366977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6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3497.05685504652" calcext:value-type="float">
            <text:p>3497.0568550465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1.408" calcext:value-type="float">
            <text:p>1.408</text:p>
          </table:table-cell>
          <table:table-cell table:style-name="ce6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4662.74247339536" calcext:value-type="float">
            <text:p>4662.742473395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4" calcext:value-type="float">
            <text:p>0.004</text:p>
          </table:table-cell>
          <table:table-cell table:style-name="ce6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5828.4280917442" calcext:value-type="float">
            <text:p>5828.4280917442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25" calcext:value-type="float">
            <text:p>0.6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7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6994.11371009304" calcext:value-type="float">
            <text:p>6994.113710093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23.3137123669768" calcext:value-type="float">
            <text:p>23.313712367</text:p>
          </table:table-cell>
          <table:table-cell table:style-name="ce6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8159.79932844188" calcext:value-type="float">
            <text:p>8159.7993284419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9325.48494679072" calcext:value-type="float">
            <text:p>9325.4849467907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6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0491.1705651396" calcext:value-type="float">
            <text:p>10491.1705651396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268082573106329" calcext:value-type="float">
            <text:p>2.68082573106329E-010</text:p>
          </table:table-cell>
          <table:table-cell table:number-columns-repeated="3"/>
          <table:table-cell table:style-name="ce6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1656.8561834884" calcext:value-type="float">
            <text:p>11656.8561834884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1]/[.B22]*[.B4]" office:value-type="float" office:value="11656.8561834884" calcext:value-type="float">
            <text:p>1.166E+004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294890830416962" calcext:value-type="float">
            <text:p>2.94890830416962E-007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95555555555556" calcext:value-type="float">
            <text:p>0.0001955556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360755606586109" calcext:value-type="float">
            <text:p>3.60755606586109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359561333780529" calcext:value-type="float">
            <text:p>3.59561333780529E-005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2]" office:value-type="float" office:value="0.000000294890830416962" calcext:value-type="float">
            <text:p>2.95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00375" calcext:value-type="float">
            <text:p>3.7500E-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375" calcext:value-type="float">
            <text:p>0.037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.625" calcext:value-type="float">
            <text:p>0.6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3" calcext:value-type="float">
            <text:p>0.0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6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6"/>
          <table:table-cell office:value-type="float" office:value="0" calcext:value-type="float">
            <text:p>0</text:p>
          </table:table-cell>
          <table:table-cell table:style-name="ce6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style-name="ce6"/>
          <table:table-cell table:formula="of:=[.G12]+0.05" office:value-type="float" office:value="0.05" calcext:value-type="float">
            <text:p>0.05</text:p>
          </table:table-cell>
          <table:table-cell table:style-name="ce6" table:formula="of:=[.$B$23]*[.G13]/[.$B$4]" office:value-type="float" office:value="33157.2798108115" calcext:value-type="float">
            <text:p>33157</text:p>
          </table:table-cell>
          <table:table-cell office:value-type="float" office:value="0.0015" calcext:value-type="float">
            <text:p>0.0015</text:p>
          </table:table-cell>
          <table:table-cell table:formula="of:=[.I13]/[.$B$13]" office:value-type="float" office:value="0.05" calcext:value-type="float">
            <text:p>0.05</text:p>
          </table:table-cell>
          <table:table-cell table:formula="of:=[.J13]/([.$B$8]/2)/[.$B$6]/([.$B$3]-[.$B$2])*[.$B$5]" office:value-type="float" office:value="0.1" calcext:value-type="float">
            <text:p>0.1</text:p>
          </table:table-cell>
          <table:table-cell table:formula="of:=[.I13]*[.$B$2]/[.$B$5]*[.$B$13]" office:value-type="float" office:value="1.2" calcext:value-type="float">
            <text:p>1.2</text:p>
          </table:table-cell>
          <table:table-cell table:formula="of:=2*[.K13]*[.$B$9]" office:value-type="float" office:value="0.00006" calcext:value-type="float">
            <text:p>0.00006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33.3333333333333" calcext:value-type="float">
            <text:p>33.333333333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1056" calcext:value-type="float">
            <text:p>0.01056</text:p>
          </table:table-cell>
          <table:table-cell table:style-name="ce6"/>
          <table:table-cell table:formula="of:=[.G13]+0.05" office:value-type="float" office:value="0.1" calcext:value-type="float">
            <text:p>0.1</text:p>
          </table:table-cell>
          <table:table-cell table:style-name="ce6" table:formula="of:=[.$B$23]*[.G14]/[.$B$4]" office:value-type="float" office:value="66314.5596216231" calcext:value-type="float">
            <text:p>66315</text:p>
          </table:table-cell>
          <table:table-cell office:value-type="float" office:value="0.015" calcext:value-type="float">
            <text:p>0.015</text:p>
          </table:table-cell>
          <table:table-cell table:formula="of:=[.I14]/[.$B$13]" office:value-type="float" office:value="0.5" calcext:value-type="float">
            <text:p>0.5</text:p>
          </table:table-cell>
          <table:table-cell table:formula="of:=[.J14]/([.$B$8]/2)/[.$B$6]/([.$B$3]-[.$B$2])*[.$B$5]" office:value-type="float" office:value="1" calcext:value-type="float">
            <text:p>1</text:p>
          </table:table-cell>
          <table:table-cell table:formula="of:=[.I14]*[.$B$2]/[.$B$5]*[.$B$13]" office:value-type="float" office:value="12" calcext:value-type="float">
            <text:p>12</text:p>
          </table:table-cell>
          <table:table-cell table:formula="of:=2*[.K14]*[.$B$9]" office:value-type="float" office:value="0.0006" calcext:value-type="float">
            <text:p>0.0006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table:formula="of:=[.G14]+0.05" office:value-type="float" office:value="0.15" calcext:value-type="float">
            <text:p>0.15</text:p>
          </table:table-cell>
          <table:table-cell table:style-name="ce6" table:formula="of:=[.$B$23]*[.G15]/[.$B$4]" office:value-type="float" office:value="99471.8394324346" calcext:value-type="float">
            <text:p>99472</text:p>
          </table:table-cell>
          <table:table-cell office:value-type="float" office:value="0.075" calcext:value-type="float">
            <text:p>0.07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5" calcext:value-type="float">
            <text:p>5</text:p>
          </table:table-cell>
          <table:table-cell table:formula="of:=[.I15]*[.$B$2]/[.$B$5]*[.$B$13]" office:value-type="float" office:value="60" calcext:value-type="float">
            <text:p>60</text:p>
          </table:table-cell>
          <table:table-cell table:formula="of:=2*[.K15]*[.$B$9]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12" calcext:value-type="float">
            <text:p>0.001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1056" calcext:value-type="float">
            <text:p>0.01056</text:p>
          </table:table-cell>
          <table:table-cell table:style-name="ce6"/>
          <table:table-cell table:formula="of:=[.G15]+0.05" office:value-type="float" office:value="0.2" calcext:value-type="float">
            <text:p>0.2</text:p>
          </table:table-cell>
          <table:table-cell table:style-name="ce6" table:formula="of:=[.$B$23]*[.G16]/[.$B$4]" office:value-type="float" office:value="132629.119243246" calcext:value-type="float">
            <text:p>132629</text:p>
          </table:table-cell>
          <table:table-cell office:value-type="float" office:value="0.15" calcext:value-type="float">
            <text:p>0.15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10" calcext:value-type="float">
            <text:p>10</text:p>
          </table:table-cell>
          <table:table-cell table:formula="of:=[.I16]*[.$B$2]/[.$B$5]*[.$B$13]" office:value-type="float" office:value="120" calcext:value-type="float">
            <text:p>120</text:p>
          </table:table-cell>
          <table:table-cell table:formula="of:=2*[.K16]*[.$B$9]" office:value-type="float" office:value="0.006" calcext:value-type="float">
            <text:p>0.006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6" calcext:value-type="float">
            <text:p>1.6</text:p>
          </table:table-cell>
          <table:table-cell table:style-name="ce6"/>
          <table:table-cell table:formula="of:=[.G16]+0.05" office:value-type="float" office:value="0.25" calcext:value-type="float">
            <text:p>0.25</text:p>
          </table:table-cell>
          <table:table-cell table:style-name="ce6" table:formula="of:=[.$B$23]*[.G17]/[.$B$4]" office:value-type="float" office:value="165786.399054058" calcext:value-type="float">
            <text:p>165786</text:p>
          </table:table-cell>
          <table:table-cell office:value-type="float" office:value="0.225" calcext:value-type="float">
            <text:p>0.22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5" calcext:value-type="float">
            <text:p>15</text:p>
          </table:table-cell>
          <table:table-cell table:formula="of:=[.I17]*[.$B$2]/[.$B$5]*[.$B$13]" office:value-type="float" office:value="180" calcext:value-type="float">
            <text:p>180</text:p>
          </table:table-cell>
          <table:table-cell table:formula="of:=2*[.K17]*[.$B$9]"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" calcext:value-type="float">
            <text:p>2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-200" calcext:value-type="float">
            <text:p>-200</text:p>
          </table:table-cell>
          <table:table-cell table:style-name="ce7"/>
          <table:table-cell table:formula="of:=[.G17]+0.05" office:value-type="float" office:value="0.3" calcext:value-type="float">
            <text:p>0.3</text:p>
          </table:table-cell>
          <table:table-cell table:style-name="ce6" table:formula="of:=[.$B$23]*[.G18]/[.$B$4]" office:value-type="float" office:value="198943.678864869" calcext:value-type="float">
            <text:p>198944</text:p>
          </table:table-cell>
          <table:table-cell office:value-type="float" office:value="0.3" calcext:value-type="float">
            <text:p>0.3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20" calcext:value-type="float">
            <text:p>20</text:p>
          </table:table-cell>
          <table:table-cell table:formula="of:=[.I18]*[.$B$2]/[.$B$5]*[.$B$13]" office:value-type="float" office:value="240" calcext:value-type="float">
            <text:p>240</text:p>
          </table:table-cell>
          <table:table-cell table:formula="of:=2*[.K18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8]+0.05" office:value-type="float" office:value="0.35" calcext:value-type="float">
            <text:p>0.35</text:p>
          </table:table-cell>
          <table:table-cell table:style-name="ce6" table:formula="of:=[.$B$23]*[.G19]/[.$B$4]" office:value-type="float" office:value="232100.958675681" calcext:value-type="float">
            <text:p>232101</text:p>
          </table:table-cell>
          <table:table-cell office:value-type="float" office:value="0.3" calcext:value-type="float">
            <text:p>0.3</text:p>
          </table:table-cell>
          <table:table-cell table:formula="of:=[.I19]/[.$B$13]" office:value-type="float" office:value="10" calcext:value-type="float">
            <text:p>10</text:p>
          </table:table-cell>
          <table:table-cell table:formula="of:=[.J19]/([.$B$8]/2)/[.$B$6]/([.$B$3]-[.$B$2])*[.$B$5]" office:value-type="float" office:value="20" calcext:value-type="float">
            <text:p>20</text:p>
          </table:table-cell>
          <table:table-cell table:formula="of:=[.I19]*[.$B$2]/[.$B$5]*[.$B$13]" office:value-type="float" office:value="240" calcext:value-type="float">
            <text:p>240</text:p>
          </table:table-cell>
          <table:table-cell table:formula="of:=2*[.K19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0706858347057703" calcext:value-type="float">
            <text:p>7.06858347057703E-009</text:p>
          </table:table-cell>
          <table:table-cell table:style-name="ce6"/>
          <table:table-cell table:formula="of:=[.G19]+0.05" office:value-type="float" office:value="0.4" calcext:value-type="float">
            <text:p>0.4</text:p>
          </table:table-cell>
          <table:table-cell table:style-name="ce6" table:formula="of:=[.$B$23]*[.G20]/[.$B$4]" office:value-type="float" office:value="265258.238486492" calcext:value-type="float">
            <text:p>265258</text:p>
          </table:table-cell>
          <table:table-cell office:value-type="float" office:value="0.3" calcext:value-type="float">
            <text:p>0.3</text:p>
          </table:table-cell>
          <table:table-cell table:formula="of:=[.I20]/[.$B$13]" office:value-type="float" office:value="10" calcext:value-type="float">
            <text:p>10</text:p>
          </table:table-cell>
          <table:table-cell table:formula="of:=[.J20]/([.$B$8]/2)/[.$B$6]/([.$B$3]-[.$B$2])*[.$B$5]" office:value-type="float" office:value="20" calcext:value-type="float">
            <text:p>20</text:p>
          </table:table-cell>
          <table:table-cell table:formula="of:=[.I20]*[.$B$2]/[.$B$5]*[.$B$13]" office:value-type="float" office:value="240" calcext:value-type="float">
            <text:p>240</text:p>
          </table:table-cell>
          <table:table-cell table:formula="of:=2*[.K20]*[.$B$9]" office:value-type="float" office:value="0.012" calcext:value-type="float">
            <text:p>0.012</text:p>
          </table:table-cell>
        </table:table-row>
        <table:table-row table:style-name="ro2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75" calcext:value-type="float">
            <text:p>0.000075</text:p>
          </table:table-cell>
          <table:table-cell table:number-columns-repeated="3"/>
          <table:table-cell table:style-name="ce6"/>
          <table:table-cell table:formula="of:=[.G20]+0.05" office:value-type="float" office:value="0.45" calcext:value-type="float">
            <text:p>0.45</text:p>
          </table:table-cell>
          <table:table-cell table:style-name="ce6" table:formula="of:=[.$B$23]*[.G21]/[.$B$4]" office:value-type="float" office:value="298415.518297304" calcext:value-type="float">
            <text:p>2984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13097335529233" calcext:value-type="float">
            <text:p>1.13097335529233E-010</text:p>
          </table:table-cell>
          <table:table-cell/>
          <table:table-cell office:value-type="string" calcext:value-type="string">
            <text:p>terminal velocity</text:p>
          </table:table-cell>
          <table:table-cell table:style-name="ce4" table:formula="of:=([.B3]-[.B2])*2*[.B6]*[.B8]*[.B8]/36/[.B5]" office:value-type="float" office:value="0.0000333333333333333" calcext:value-type="float">
            <text:p>3.33E-005</text:p>
          </table:table-cell>
          <table:table-cell table:style-name="ce6"/>
          <table:table-cell table:formula="of:=[.G21]+0.05" office:value-type="float" office:value="0.5" calcext:value-type="float">
            <text:p>0.5</text:p>
          </table:table-cell>
          <table:table-cell table:style-name="ce6" table:formula="of:=[.$B$23]*[.G22]/[.$B$4]" office:value-type="float" office:value="331572.798108115" calcext:value-type="float">
            <text:p>33157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1]/[.B22]*[.B4]" office:value-type="float" office:value="132629.119243246" calcext:value-type="float">
            <text:p>1.326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900" calcext:value-type="float">
            <text:p>900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124407069082156" calcext:value-type="float">
            <text:p>1.24407069082156E-007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6631.45596216231" calcext:value-type="float">
            <text:p>6631.4559621623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651851851851852" calcext:value-type="float">
            <text:p>6.51851851851852E-005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10000000" calcext:value-type="float">
            <text:p>1.00E+007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8" calcext:value-type="float">
            <text:p>18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4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46666666666667" calcext:value-type="float">
            <text:p>0.000146666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style-name="ce4" table:formula="of:=[.B29]/[.H29]" office:value-type="float" office:value="0.0000308911023950434" calcext:value-type="float">
            <text:p>3.09E-0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852774579955884" calcext:value-type="float">
            <text:p>8.52774579955884E-006</text:p>
          </table:table-cell>
          <table:table-cell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2]" office:value-type="float" office:value="0.000000124407069082156" calcext:value-type="float">
            <text:p>1.24E-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77544181763475" calcext:value-type="float">
            <text:p>7.77544181763475E-008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4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6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6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6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6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6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6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6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6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6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6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6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6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4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4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3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4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6"/>
          <table:table-cell/>
        </table:table-row>
        <table:table-row table:style-name="ro1" table:number-rows-repeated="2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4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6"/>
          <table:table-cell/>
        </table:table-row>
        <table:table-row table:style-name="ro1" table:number-rows-repeated="2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4" office:value-type="float" office:value="100" calcext:value-type="float">
            <text:p>1.00E+002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6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4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4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4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5000000" calcext:value-type="float">
            <text:p>5.00E+006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bt" table:style-name="ta1">
        <table:table-column table:style-name="co13" table:default-cell-style-name="ce1"/>
        <table:table-column table:style-name="co1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4" table:formula="of:=[.B4]/[.B2]" office:value-type="float" office:value="0.000714285714285714" calcext:value-type="float">
            <text:p>7.14E-004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0.0196553556851758" calcext:value-type="float">
            <text:p>0.0196553557</text:p>
          </table:table-cell>
          <table:table-cell/>
          <table:table-cell table:formula="of:=(4.7+0.705*[.F5]^0.687)/(1+0.253*[.F5]^0.687)" office:value-type="float" office:value="4.66799405799735" calcext:value-type="float">
            <text:p>4.667994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0.0378" calcext:value-type="float">
            <text:p>0.0378</text:p>
          </table:table-cell>
          <table:table-cell/>
          <table:table-cell table:formula="of:=4.45*[.F5]^(-0.1)" office:value-type="float" office:value="6.59191988102868" calcext:value-type="float">
            <text:p>6.591919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0.370818" calcext:value-type="float">
            <text:p>0.37081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Mass fraction</text:p>
          </table:table-cell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office:value-type="string" calcext:value-type="string">
            <text:p>Mass frac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E10]*[.$B$2]/((1-[.E10])*[.$B$3]+[.E10]*[.$B$2])" office:value-type="float" office:value="0.0608695652173913" calcext:value-type="float">
            <text:p>0.0608695652</text:p>
          </table:table-cell>
          <table:table-cell table:style-name="ce6" table:formula="of:=[.F10]*[.$B$16]/[.$B$17]" office:value-type="float" office:value="164439.414243948" calcext:value-type="float">
            <text:p>164439</text:p>
          </table:table-cell>
          <table:table-cell table:formula="of:=[.F10]*[.$B$3]/([.F10]*[.$B$3]+[.$B$2]*(1-[.F10]))"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[.I10]/[.$B$14]*[.$B$15]" office:value-type="float" office:value="5.18097222222222" calcext:value-type="float">
            <text:p>5.1809722222</text:p>
          </table:table-cell>
          <table:table-cell table:formula="of:=[.$B$12]/[.J10]^(0.75)*3.1416" office:value-type="float" office:value="0.111304840114132" calcext:value-type="float">
            <text:p>0.1113048401</text:p>
          </table:table-cell>
          <table:table-cell table:formula="of:=[.$B$10]/[.K10]" office:value-type="float" office:value="3.27928237106067" calcext:value-type="float">
            <text:p>3.2792823711</text:p>
          </table:table-cell>
          <table:table-cell table:formula="of:=[.I10]/60*[.$B$12]* 2*3.1416" office:value-type="float" office:value="0.191114" calcext:value-type="float">
            <text:p>0.191114</text:p>
          </table:table-cell>
          <table:table-cell table:formula="of:=[.$B$27]*[.M10]" office:value-type="float" office:value="0.00000191114" calcext:value-type="float">
            <text:p>1.91114E-006</text:p>
          </table:table-cell>
          <table:table-cell table:formula="of:=[.N10]/[.$B$8]*2" office:value-type="float" office:value="0.00127409333333333" calcext:value-type="float">
            <text:p>0.0012740933</text:p>
          </table:table-cell>
          <table:table-cell table:formula="of:=1/[.O10]" office:value-type="float" office:value="784.871856588214" calcext:value-type="float">
            <text:p>784.871856588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E11]*[.$B$2]/((1-[.E11])*[.$B$3]+[.E11]*[.$B$2])" office:value-type="float" office:value="0.0933333333333333" calcext:value-type="float">
            <text:p>0.0933333333</text:p>
          </table:table-cell>
          <table:table-cell table:style-name="ce6" table:formula="of:=[.F11]*[.$B$16]/[.$B$17]" office:value-type="float" office:value="252140.435174054" calcext:value-type="float">
            <text:p>252140</text:p>
          </table:table-cell>
          <table:table-cell table:formula="of:=[.F11]*[.$B$3]/([.F11]*[.$B$3]+[.$B$2]*(1-[.F11]))" office:value-type="float" office:value="0.15" calcext:value-type="float">
            <text:p>0.15</text:p>
          </table:table-cell>
          <table:table-cell office:value-type="float" office:value="30" calcext:value-type="float">
            <text:p>30</text:p>
          </table:table-cell>
          <table:table-cell table:formula="of:=[.I11]/[.$B$14]*[.$B$15]" office:value-type="float" office:value="10.3619444444444" calcext:value-type="float">
            <text:p>10.3619444444</text:p>
          </table:table-cell>
          <table:table-cell table:formula="of:=[.$B$12]/[.J11]^(0.75)*3.1416" office:value-type="float" office:value="0.0661822538989831" calcext:value-type="float">
            <text:p>0.0661822539</text:p>
          </table:table-cell>
          <table:table-cell table:formula="of:=[.$B$10]/[.K11]" office:value-type="float" office:value="5.51507358085924" calcext:value-type="float">
            <text:p>5.5150735809</text:p>
          </table:table-cell>
          <table:table-cell table:formula="of:=[.I11]/60*[.$B$12]* 2*3.1416" office:value-type="float" office:value="0.382228" calcext:value-type="float">
            <text:p>0.382228</text:p>
          </table:table-cell>
          <table:table-cell table:formula="of:=[.$B$27]*[.M11]" office:value-type="float" office:value="0.00000382228" calcext:value-type="float">
            <text:p>3.82228E-006</text:p>
          </table:table-cell>
          <table:table-cell table:formula="of:=[.N11]/[.$B$8]*2" office:value-type="float" office:value="0.00254818666666667" calcext:value-type="float">
            <text:p>0.0025481867</text:p>
          </table:table-cell>
          <table:table-cell table:formula="of:=1/[.O11]" office:value-type="float" office:value="392.435928294107" calcext:value-type="float">
            <text:p>392.43592829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[.B10]/3" office:value-type="float" office:value="0.121666666666667" calcext:value-type="float">
            <text:p>0.121666666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E12]*[.$B$2]/((1-[.E12])*[.$B$3]+[.E12]*[.$B$2])" office:value-type="float" office:value="0.127272727272727" calcext:value-type="float">
            <text:p>0.1272727273</text:p>
          </table:table-cell>
          <table:table-cell table:style-name="ce6" table:formula="of:=[.F12]*[.$B$16]/[.$B$17]" office:value-type="float" office:value="343827.866146437" calcext:value-type="float">
            <text:p>343828</text:p>
          </table:table-cell>
          <table:table-cell table:formula="of:=[.F12]*[.$B$3]/([.F12]*[.$B$3]+[.$B$2]*(1-[.F12]))"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table:formula="of:=[.I12]/[.$B$14]*[.$B$15]" office:value-type="float" office:value="20.7238888888889" calcext:value-type="float">
            <text:p>20.7238888889</text:p>
          </table:table-cell>
          <table:table-cell table:formula="of:=[.$B$12]/[.J12]^(0.75)*3.1416" office:value-type="float" office:value="0.0393522036117936" calcext:value-type="float">
            <text:p>0.0393522036</text:p>
          </table:table-cell>
          <table:table-cell table:formula="of:=[.$B$10]/[.K12]" office:value-type="float" office:value="9.27521120801" calcext:value-type="float">
            <text:p>9.275211208</text:p>
          </table:table-cell>
          <table:table-cell table:formula="of:=[.I12]/60*[.$B$12]* 2*3.1416" office:value-type="float" office:value="0.764456" calcext:value-type="float">
            <text:p>0.764456</text:p>
          </table:table-cell>
          <table:table-cell table:formula="of:=[.$B$27]*[.M12]" office:value-type="float" office:value="0.00000764456" calcext:value-type="float">
            <text:p>7.64456E-006</text:p>
          </table:table-cell>
          <table:table-cell table:formula="of:=[.N12]/[.$B$8]*2" office:value-type="float" office:value="0.00509637333333333" calcext:value-type="float">
            <text:p>0.0050963733</text:p>
          </table:table-cell>
          <table:table-cell table:formula="of:=1/[.O12]" office:value-type="float" office:value="196.217964147054" calcext:value-type="float">
            <text:p>196.2179641471</text:p>
          </table:table-cell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formula="of:=[.E13]*[.$B$2]/((1-[.E13])*[.$B$3]+[.E13]*[.$B$2])" office:value-type="float" office:value="0.239024390243902" calcext:value-type="float">
            <text:p>0.2390243902</text:p>
          </table:table-cell>
          <table:table-cell table:style-name="ce6" table:formula="of:=[.F13]*[.$B$16]/[.$B$17]" office:value-type="float" office:value="645725.50471404" calcext:value-type="float">
            <text:p>645726</text:p>
          </table:table-cell>
          <table:table-cell table:formula="of:=[.F13]*[.$B$3]/([.F13]*[.$B$3]+[.$B$2]*(1-[.F13]))" office:value-type="float" office:value="0.35" calcext:value-type="float">
            <text:p>0.35</text:p>
          </table:table-cell>
          <table:table-cell office:value-type="float" office:value="90" calcext:value-type="float">
            <text:p>90</text:p>
          </table:table-cell>
          <table:table-cell table:formula="of:=[.I13]/[.$B$14]*[.$B$15]" office:value-type="float" office:value="31.0858333333333" calcext:value-type="float">
            <text:p>31.0858333333</text:p>
          </table:table-cell>
          <table:table-cell table:formula="of:=[.$B$12]/[.J13]^(0.75)*3.1416" office:value-type="float" office:value="0.0290335814916918" calcext:value-type="float">
            <text:p>0.0290335815</text:p>
          </table:table-cell>
          <table:table-cell table:formula="of:=[.$B$10]/[.K13]" office:value-type="float" office:value="12.5716491471935" calcext:value-type="float">
            <text:p>12.5716491472</text:p>
          </table:table-cell>
          <table:table-cell table:formula="of:=[.I13]/60*[.$B$12]* 2*3.1416" office:value-type="float" office:value="1.146684" calcext:value-type="float">
            <text:p>1.146684</text:p>
          </table:table-cell>
          <table:table-cell table:formula="of:=[.$B$27]*[.M13]" office:value-type="float" office:value="0.00001146684" calcext:value-type="float">
            <text:p>1.146684E-005</text:p>
          </table:table-cell>
          <table:table-cell table:formula="of:=[.N13]/[.$B$8]*2" office:value-type="float" office:value="0.00764456" calcext:value-type="float">
            <text:p>0.00764456</text:p>
          </table:table-cell>
          <table:table-cell table:formula="of:=1/[.O13]" office:value-type="float" office:value="130.811976098036" calcext:value-type="float">
            <text:p>130.811976098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formula="of:=[.E14]*[.$B$2]/((1-[.E14])*[.$B$3]+[.E14]*[.$B$2])" office:value-type="float" office:value="0.0297872340425532" calcext:value-type="float">
            <text:p>0.029787234</text:p>
          </table:table-cell>
          <table:table-cell table:style-name="ce6" table:formula="of:=[.F14]*[.$B$16]/[.$B$17]" office:value-type="float" office:value="80470.3516512937" calcext:value-type="float">
            <text:p>80470</text:p>
          </table:table-cell>
          <table:table-cell table:formula="of:=[.F14]*[.$B$3]/([.F14]*[.$B$3]+[.$B$2]*(1-[.F14]))" office:value-type="float" office:value="0.05" calcext:value-type="float">
            <text:p>0.05</text:p>
          </table:table-cell>
          <table:table-cell office:value-type="float" office:value="120" calcext:value-type="float">
            <text:p>120</text:p>
          </table:table-cell>
          <table:table-cell table:formula="of:=[.I14]/[.$B$14]*[.$B$15]" office:value-type="float" office:value="41.4477777777778" calcext:value-type="float">
            <text:p>41.4477777778</text:p>
          </table:table-cell>
          <table:table-cell table:formula="of:=[.$B$12]/[.J14]^(0.75)*3.1416" office:value-type="float" office:value="0.0233989602630904" calcext:value-type="float">
            <text:p>0.0233989603</text:p>
          </table:table-cell>
          <table:table-cell table:formula="of:=[.$B$10]/[.K14]" office:value-type="float" office:value="15.5989837110734" calcext:value-type="float">
            <text:p>15.5989837111</text:p>
          </table:table-cell>
          <table:table-cell table:formula="of:=[.I14]/60*[.$B$12]* 2*3.1416" office:value-type="float" office:value="1.528912" calcext:value-type="float">
            <text:p>1.528912</text:p>
          </table:table-cell>
          <table:table-cell table:formula="of:=[.$B$27]*[.M14]" office:value-type="float" office:value="0.00001528912" calcext:value-type="float">
            <text:p>1.528912E-005</text:p>
          </table:table-cell>
          <table:table-cell table:formula="of:=[.N14]/[.$B$8]*2" office:value-type="float" office:value="0.0101927466666667" calcext:value-type="float">
            <text:p>0.0101927467</text:p>
          </table:table-cell>
          <table:table-cell table:formula="of:=1/[.O14]" office:value-type="float" office:value="98.1089820735268" calcext:value-type="float">
            <text:p>98.108982073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0.3619444444444" calcext:value-type="float">
            <text:p>10.3619444444</text:p>
          </table:table-cell>
          <table:table-cell table:number-columns-repeated="3"/>
          <table:table-cell table:style-name="ce6"/>
          <table:table-cell table:number-columns-repeated="2"/>
          <table:table-cell table:formula="of:=[.I14]+60" office:value-type="float" office:value="180" calcext:value-type="float">
            <text:p>180</text:p>
          </table:table-cell>
          <table:table-cell table:formula="of:=[.I15]/[.$B$14]*[.$B$15]" office:value-type="float" office:value="62.1716666666667" calcext:value-type="float">
            <text:p>62.1716666667</text:p>
          </table:table-cell>
          <table:table-cell table:formula="of:=[.$B$12]/[.J15]^(0.75)*3.1416" office:value-type="float" office:value="0.0172634708419656" calcext:value-type="float">
            <text:p>0.0172634708</text:p>
          </table:table-cell>
          <table:table-cell table:formula="of:=[.$B$10]/[.K15]" office:value-type="float" office:value="21.1429094034048" calcext:value-type="float">
            <text:p>21.1429094034</text:p>
          </table:table-cell>
          <table:table-cell table:formula="of:=[.I15]/60*[.$B$12]* 2*3.1416" office:value-type="float" office:value="2.293368" calcext:value-type="float">
            <text:p>2.293368</text:p>
          </table:table-cell>
          <table:table-cell table:formula="of:=[.$B$27]*[.M15]" office:value-type="float" office:value="0.00002293368" calcext:value-type="float">
            <text:p>2.293368E-005</text:p>
          </table:table-cell>
          <table:table-cell table:formula="of:=[.N15]/[.$B$8]*2" office:value-type="float" office:value="0.01528912" calcext:value-type="float">
            <text:p>0.01528912</text:p>
          </table:table-cell>
          <table:table-cell table:formula="of:=1/[.O15]" office:value-type="float" office:value="65.4059880490179" calcext:value-type="float">
            <text:p>65.405988049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3"/>
          <table:table-cell table:style-name="ce6"/>
          <table:table-cell table:number-columns-repeated="2"/>
          <table:table-cell table:formula="of:=[.I15]+60" office:value-type="float" office:value="240" calcext:value-type="float">
            <text:p>240</text:p>
          </table:table-cell>
          <table:table-cell table:formula="of:=[.I16]/[.$B$14]*[.$B$15]" office:value-type="float" office:value="82.8955555555556" calcext:value-type="float">
            <text:p>82.8955555556</text:p>
          </table:table-cell>
          <table:table-cell table:formula="of:=[.$B$12]/[.J16]^(0.75)*3.1416" office:value-type="float" office:value="0.0139131050142665" calcext:value-type="float">
            <text:p>0.013913105</text:p>
          </table:table-cell>
          <table:table-cell table:formula="of:=[.$B$10]/[.K16]" office:value-type="float" office:value="26.2342589684854" calcext:value-type="float">
            <text:p>26.2342589685</text:p>
          </table:table-cell>
          <table:table-cell table:formula="of:=[.I16]/60*[.$B$12]* 2*3.1416" office:value-type="float" office:value="3.057824" calcext:value-type="float">
            <text:p>3.057824</text:p>
          </table:table-cell>
          <table:table-cell table:formula="of:=[.$B$27]*[.M16]" office:value-type="float" office:value="0.00003057824" calcext:value-type="float">
            <text:p>3.057824E-005</text:p>
          </table:table-cell>
          <table:table-cell table:formula="of:=[.N16]/[.$B$8]*2" office:value-type="float" office:value="0.0203854933333333" calcext:value-type="float">
            <text:p>0.0203854933</text:p>
          </table:table-cell>
          <table:table-cell table:formula="of:=1/[.O16]" office:value-type="float" office:value="49.0544910367634" calcext:value-type="float">
            <text:p>49.0544910368</text:p>
          </table:table-cell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3"/>
          <table:table-cell table:style-name="ce6"/>
          <table:table-cell table:number-columns-repeated="2"/>
          <table:table-cell table:formula="of:=[.I16]+60" office:value-type="float" office:value="300" calcext:value-type="float">
            <text:p>300</text:p>
          </table:table-cell>
          <table:table-cell table:formula="of:=[.I17]/[.$B$14]*[.$B$15]" office:value-type="float" office:value="103.619444444444" calcext:value-type="float">
            <text:p>103.6194444444</text:p>
          </table:table-cell>
          <table:table-cell table:formula="of:=[.$B$12]/[.J17]^(0.75)*3.1416" office:value-type="float" office:value="0.011769053941853" calcext:value-type="float">
            <text:p>0.0117690539</text:p>
          </table:table-cell>
          <table:table-cell table:formula="of:=[.$B$10]/[.K17]" office:value-type="float" office:value="31.0135378598267" calcext:value-type="float">
            <text:p>31.0135378598</text:p>
          </table:table-cell>
          <table:table-cell table:formula="of:=[.I17]/60*[.$B$12]* 2*3.1416" office:value-type="float" office:value="3.82228" calcext:value-type="float">
            <text:p>3.82228</text:p>
          </table:table-cell>
          <table:table-cell table:formula="of:=[.$B$27]*[.M17]" office:value-type="float" office:value="0.0000382228" calcext:value-type="float">
            <text:p>3.82228E-005</text:p>
          </table:table-cell>
          <table:table-cell table:formula="of:=[.N17]/[.$B$8]*2" office:value-type="float" office:value="0.0254818666666667" calcext:value-type="float">
            <text:p>0.0254818667</text:p>
          </table:table-cell>
          <table:table-cell table:formula="of:=1/[.O17]" office:value-type="float" office:value="39.2435928294107" calcext:value-type="float">
            <text:p>39.2435928294</text:p>
          </table:table-cell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formula="of:=[.I17]+60" office:value-type="float" office:value="360" calcext:value-type="float">
            <text:p>360</text:p>
          </table:table-cell>
          <table:table-cell table:formula="of:=[.I18]/[.$B$14]*[.$B$15]" office:value-type="float" office:value="124.343333333333" calcext:value-type="float">
            <text:p>124.3433333333</text:p>
          </table:table-cell>
          <table:table-cell table:formula="of:=[.$B$12]/[.J18]^(0.75)*3.1416" office:value-type="float" office:value="0.0102649211774538" calcext:value-type="float">
            <text:p>0.0102649212</text:p>
          </table:table-cell>
          <table:table-cell table:formula="of:=[.$B$10]/[.K18]" office:value-type="float" office:value="35.5579934507144" calcext:value-type="float">
            <text:p>35.5579934507</text:p>
          </table:table-cell>
          <table:table-cell table:formula="of:=[.I18]/60*[.$B$12]* 2*3.1416" office:value-type="float" office:value="4.586736" calcext:value-type="float">
            <text:p>4.586736</text:p>
          </table:table-cell>
          <table:table-cell table:formula="of:=[.$B$27]*[.M18]" office:value-type="float" office:value="0.00004586736" calcext:value-type="float">
            <text:p>4.586736E-005</text:p>
          </table:table-cell>
          <table:table-cell table:formula="of:=[.N18]/[.$B$8]*2" office:value-type="float" office:value="0.03057824" calcext:value-type="float">
            <text:p>0.03057824</text:p>
          </table:table-cell>
          <table:table-cell table:formula="of:=1/[.O18]" office:value-type="float" office:value="32.7029940245089" calcext:value-type="float">
            <text:p>32.7029940245</text:p>
          </table:table-cell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4" office:value-type="float" office:value="10000000" calcext:value-type="float">
            <text:p>1.00E+007</text:p>
          </table:table-cell>
          <table:table-cell table:number-columns-repeated="3"/>
          <table:table-cell table:style-name="ce6"/>
          <table:table-cell table:number-columns-repeated="2"/>
          <table:table-cell table:formula="of:=[.I18]+60" office:value-type="float" office:value="420" calcext:value-type="float">
            <text:p>420</text:p>
          </table:table-cell>
          <table:table-cell table:formula="of:=[.I19]/[.$B$14]*[.$B$15]" office:value-type="float" office:value="145.067222222222" calcext:value-type="float">
            <text:p>145.0672222222</text:p>
          </table:table-cell>
          <table:table-cell table:formula="of:=[.$B$12]/[.J19]^(0.75)*3.1416" office:value-type="float" office:value="0.00914419600658607" calcext:value-type="float">
            <text:p>0.009144196</text:p>
          </table:table-cell>
          <table:table-cell table:formula="of:=[.$B$10]/[.K19]" office:value-type="float" office:value="39.9160297676373" calcext:value-type="float">
            <text:p>39.9160297676</text:p>
          </table:table-cell>
          <table:table-cell table:formula="of:=[.I19]/60*[.$B$12]* 2*3.1416" office:value-type="float" office:value="5.351192" calcext:value-type="float">
            <text:p>5.351192</text:p>
          </table:table-cell>
          <table:table-cell table:formula="of:=[.$B$27]*[.M19]" office:value-type="float" office:value="0.00005351192" calcext:value-type="float">
            <text:p>5.351192E-005</text:p>
          </table:table-cell>
          <table:table-cell table:formula="of:=[.N19]/[.$B$8]*2" office:value-type="float" office:value="0.0356746133333333" calcext:value-type="float">
            <text:p>0.0356746133</text:p>
          </table:table-cell>
          <table:table-cell table:formula="of:=1/[.O19]" office:value-type="float" office:value="28.0311377352934" calcext:value-type="float">
            <text:p>28.0311377353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6"/>
          <table:table-cell table:number-columns-repeated="2"/>
          <table:table-cell table:formula="of:=[.I19]+60" office:value-type="float" office:value="480" calcext:value-type="float">
            <text:p>480</text:p>
          </table:table-cell>
          <table:table-cell table:formula="of:=[.I20]/[.$B$14]*[.$B$15]" office:value-type="float" office:value="165.791111111111" calcext:value-type="float">
            <text:p>165.7911111111</text:p>
          </table:table-cell>
          <table:table-cell table:formula="of:=[.$B$12]/[.J20]^(0.75)*3.1416" office:value-type="float" office:value="0.00827278173737289" calcext:value-type="float">
            <text:p>0.0082727817</text:p>
          </table:table-cell>
          <table:table-cell table:formula="of:=[.$B$10]/[.K20]" office:value-type="float" office:value="44.1205886468739" calcext:value-type="float">
            <text:p>44.1205886469</text:p>
          </table:table-cell>
          <table:table-cell table:formula="of:=[.I20]/60*[.$B$12]* 2*3.1416" office:value-type="float" office:value="6.115648" calcext:value-type="float">
            <text:p>6.115648</text:p>
          </table:table-cell>
          <table:table-cell table:formula="of:=[.$B$27]*[.M20]" office:value-type="float" office:value="0.00006115648" calcext:value-type="float">
            <text:p>6.115648E-005</text:p>
          </table:table-cell>
          <table:table-cell table:formula="of:=[.N20]/[.$B$8]*2" office:value-type="float" office:value="0.0407709866666667" calcext:value-type="float">
            <text:p>0.0407709867</text:p>
          </table:table-cell>
          <table:table-cell table:formula="of:=1/[.O20]" office:value-type="float" office:value="24.5272455183817" calcext:value-type="float">
            <text:p>24.5272455184</text:p>
          </table:table-cell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6"/>
          <table:table-cell table:formula="of:=[.I20]+60" office:value-type="float" office:value="540" calcext:value-type="float">
            <text:p>540</text:p>
          </table:table-cell>
          <table:table-cell table:formula="of:=[.I21]/[.$B$14]*[.$B$15]" office:value-type="float" office:value="186.515" calcext:value-type="float">
            <text:p>186.515</text:p>
          </table:table-cell>
          <table:table-cell table:formula="of:=[.$B$12]/[.J21]^(0.75)*3.1416" office:value-type="float" office:value="0.007573335116158" calcext:value-type="float">
            <text:p>0.0075733351</text:p>
          </table:table-cell>
          <table:table-cell table:formula="of:=[.$B$10]/[.K21]" office:value-type="float" office:value="48.1954111896169" calcext:value-type="float">
            <text:p>48.1954111896</text:p>
          </table:table-cell>
          <table:table-cell table:formula="of:=[.I21]/60*[.$B$12]* 2*3.1416" office:value-type="float" office:value="6.880104" calcext:value-type="float">
            <text:p>6.880104</text:p>
          </table:table-cell>
          <table:table-cell table:formula="of:=[.$B$27]*[.M21]" office:value-type="float" office:value="0.00006880104" calcext:value-type="float">
            <text:p>0.000068801</text:p>
          </table:table-cell>
          <table:table-cell table:formula="of:=[.N21]/[.$B$8]*2" office:value-type="float" office:value="0.04586736" calcext:value-type="float">
            <text:p>0.04586736</text:p>
          </table:table-cell>
          <table:table-cell table:formula="of:=1/[.O21]" office:value-type="float" office:value="21.8019960163393" calcext:value-type="float">
            <text:p>21.801996016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/>
          <table:table-cell table:formula="of:=[.I21]+60" office:value-type="float" office:value="600" calcext:value-type="float">
            <text:p>600</text:p>
          </table:table-cell>
          <table:table-cell table:formula="of:=[.I22]/[.$B$14]*[.$B$15]" office:value-type="float" office:value="207.238888888889" calcext:value-type="float">
            <text:p>207.2388888889</text:p>
          </table:table-cell>
          <table:table-cell table:formula="of:=[.$B$12]/[.J22]^(0.75)*3.1416" office:value-type="float" office:value="0.00699792134225119" calcext:value-type="float">
            <text:p>0.0069979213</text:p>
          </table:table-cell>
          <table:table-cell table:formula="of:=[.$B$10]/[.K22]" office:value-type="float" office:value="52.1583456213273" calcext:value-type="float">
            <text:p>52.1583456213</text:p>
          </table:table-cell>
          <table:table-cell table:formula="of:=[.I22]/60*[.$B$12]* 2*3.1416" office:value-type="float" office:value="7.64456" calcext:value-type="float">
            <text:p>7.64456</text:p>
          </table:table-cell>
          <table:table-cell table:formula="of:=[.$B$27]*[.M22]" office:value-type="float" office:value="0.0000764456" calcext:value-type="float">
            <text:p>7.64456E-005</text:p>
          </table:table-cell>
          <table:table-cell table:formula="of:=[.N22]/[.$B$8]*2" office:value-type="float" office:value="0.0509637333333333" calcext:value-type="float">
            <text:p>0.0509637333</text:p>
          </table:table-cell>
          <table:table-cell table:formula="of:=1/[.O22]" office:value-type="float" office:value="19.6217964147054" calcext:value-type="float">
            <text:p>19.6217964147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office:value-type="float" office:value="3.7" calcext:value-type="float">
            <text:p>3.7</text:p>
          </table:table-cell>
          <table:table-cell table:formula="of:=[.C23]^(2-[.E23])" office:value-type="float" office:value="4.74786120582734" calcext:value-type="float">
            <text:p>4.7478612058</text:p>
          </table:table-cell>
          <table:table-cell table:style-name="ce4" table:formula="of:=[.B23]/[.F23]" office:value-type="float" office:value="0.0000631863458080434" calcext:value-type="float">
            <text:p>6.32E-005</text:p>
          </table:table-cell>
          <table:table-cell/>
          <table:table-cell table:formula="of:=[.I22]+60" office:value-type="float" office:value="660" calcext:value-type="float">
            <text:p>660</text:p>
          </table:table-cell>
          <table:table-cell table:formula="of:=[.I23]/[.$B$14]*[.$B$15]" office:value-type="float" office:value="227.962777777778" calcext:value-type="float">
            <text:p>227.9627777778</text:p>
          </table:table-cell>
          <table:table-cell table:formula="of:=[.$B$12]/[.J23]^(0.75)*3.1416" office:value-type="float" office:value="0.00651515185612331" calcext:value-type="float">
            <text:p>0.0065151519</text:p>
          </table:table-cell>
          <table:table-cell table:formula="of:=[.$B$10]/[.K23]" office:value-type="float" office:value="56.023252881965" calcext:value-type="float">
            <text:p>56.023252882</text:p>
          </table:table-cell>
          <table:table-cell table:formula="of:=[.I23]/60*[.$B$12]* 2*3.1416" office:value-type="float" office:value="8.409016" calcext:value-type="float">
            <text:p>8.409016</text:p>
          </table:table-cell>
          <table:table-cell table:formula="of:=[.$B$27]*[.M23]" office:value-type="float" office:value="0.00008409016" calcext:value-type="float">
            <text:p>8.409016E-005</text:p>
          </table:table-cell>
          <table:table-cell table:formula="of:=[.N23]/[.$B$8]*2" office:value-type="float" office:value="0.0560601066666667" calcext:value-type="float">
            <text:p>0.0560601067</text:p>
          </table:table-cell>
          <table:table-cell table:formula="of:=1/[.O23]" office:value-type="float" office:value="17.8379967406412" calcext:value-type="float">
            <text:p>17.8379967406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table:formula="of:=[.C23]^(2-[.D24])" office:value-type="float" office:value="4.74786120582734" calcext:value-type="float">
            <text:p>4.7478612058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1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5"/>
          <table:table-cell table:number-columns-repeated="1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Time step solide</text:p>
          </table:table-cell>
          <table:table-cell office:value-type="string" calcext:value-type="string">
            <text:p><text:s/>ça serait telelment plsu rapid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3/500*[.B31]/60/60" office:value-type="float" office:value="1.66666666666667" calcext:value-type="float">
            <text:p>1.6666666667</text:p>
          </table:table-cell>
          <table:table-cell/>
          <table:table-cell table:style-name="ce4" office:value-type="float" office:value="0.00001" calcext:value-type="float">
            <text:p>1.00E-00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4" table:formula="of:=[.B30]/[.B27]" office:value-type="float" office:value="1000000" calcext:value-type="float">
            <text:p>1.00E+006</text:p>
          </table:table-cell>
          <table:table-cell table:number-columns-repeated="4"/>
          <table:table-cell office:value-type="string" calcext:value-type="string">
            <text:p>Fluide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4" office:value-type="float" office:value="0.00005" calcext:value-type="float">
            <text:p>5.00E-00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4" table:formula="of:=[.B3]*[.B17]" office:value-type="float" office:value="0.0000339292006587698" calcext:value-type="float">
            <text:p>3.39E-00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4"/>
        </table:table-row>
        <table:table-row table:style-name="ro3" table:number-rows-repeated="2">
          <table:table-cell table:style-name="Default"/>
          <table:table-cell table:number-columns-repeated="15"/>
        </table:table-row>
        <table:table-row table:style-name="ro1">
          <table:table-cell table:style-name="ce8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10"/>
        </table:table-row>
        <table:table-row table:style-name="ro3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11"/>
        </table:table-row>
        <table:table-row table:style-name="ro1">
          <table:table-cell table:style-name="ce4" office:value-type="float" office:value="100000" calcext:value-type="float">
            <text:p>1.00E+005</text:p>
          </table:table-cell>
          <table:table-cell table:style-name="ce4" office:value-type="float" office:value="1000000" calcext:value-type="float">
            <text:p>1.00E+006</text:p>
          </table:table-cell>
          <table:table-cell table:style-name="ce4" office:value-type="float" office:value="100000000" calcext:value-type="float">
            <text:p>1.00E+008</text:p>
          </table:table-cell>
          <table:table-cell table:number-columns-repeated="2" table:style-name="ce9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ce4" office:value-type="float" office:value="100000" calcext:value-type="float">
            <text:p>1.00E+005</text:p>
          </table:table-cell>
          <table:table-cell table:style-name="ce4" office:value-type="float" office:value="1000000" calcext:value-type="float">
            <text:p>1.00E+006</text:p>
          </table:table-cell>
          <table:table-cell table:style-name="ce4" office:value-type="float" office:value="10000000" calcext:value-type="float">
            <text:p>1.00E+007</text:p>
          </table:table-cell>
          <table:table-cell table:number-columns-repeated="2" table:style-name="ce9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style-name="ce4" office:value-type="float" office:value="100000" calcext:value-type="float">
            <text:p>1.00E+005</text:p>
          </table:table-cell>
          <table:table-cell table:number-columns-repeated="2" table:style-name="ce4" office:value-type="float" office:value="1000000" calcext:value-type="float">
            <text:p>1.00E+006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 table:style-name="ce4" office:value-type="float" office:value="100001" calcext:value-type="float">
            <text:p>1.00E+005</text:p>
          </table:table-cell>
          <table:table-cell table:style-name="ce4" office:value-type="float" office:value="1000001" calcext:value-type="float">
            <text:p>1.00E+006</text:p>
          </table:table-cell>
          <table:table-cell table:style-name="ce4" office:value-type="float" office:value="100000" calcext:value-type="float">
            <text:p>1.00E+005</text:p>
          </table:table-cell>
          <table:table-cell table:style-name="ce9" table:number-columns-repeated="2"/>
          <table:table-cell table:number-columns-repeated="11"/>
        </table:table-row>
      </table:table>
      <table:table table:name="couetteSmallGapVis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6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6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6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6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6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7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6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6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6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6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6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6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6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7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6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6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4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6"/>
        </table:table-row>
        <table:table-row table:style-name="ro1" table:number-rows-repeated="2"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4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6"/>
        </table:table-row>
        <table:table-row table:style-name="ro1" table:number-rows-repeated="2"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4" office:value-type="float" office:value="5000000" calcext:value-type="float">
            <text:p>5.00E+006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6"/>
        </table:table-row>
        <table:table-row table:style-name="ro3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6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6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6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6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6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6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7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3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4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4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4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5" table:default-cell-style-name="ce1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0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4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4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4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4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4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4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4-10-24T16:04:32.768213511</dc:date>
    <dc:creator>bruno </dc:creator>
    <meta:editing-duration>P1DT5H46M52S</meta:editing-duration>
    <meta:editing-cycles>76</meta:editing-cycles>
    <meta:document-statistic meta:table-count="14" meta:cell-count="1407" meta:object-count="0"/>
  </office:meta>
</office:document-meta>
</file>